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cm" draw:marker-start-width="0.35cm" draw:marker-end-width="0.3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align="center" fo:text-indent="0cm"/>
      <style:text-properties fo:font-size="7pt"/>
    </style:style>
    <style:style style:name="P7" style:family="paragraph">
      <style:paragraph-properties fo:text-align="center"/>
      <style:text-properties fo:font-size="7pt"/>
    </style:style>
    <style:style style:name="T1" style:family="text">
      <style:text-properties fo:font-size="8pt"/>
    </style:style>
    <style:style style:name="T2" style:family="text">
      <style:text-properties fo:font-size="10pt"/>
    </style:style>
    <style:style style:name="T3" style:family="text">
      <style:text-properties fo:font-size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3.38cm" svg:height="1.04cm" svg:x="0.62cm" svg:y="5.66cm">
          <text:p text:style-name="P1"><text:span text:style-name="T1">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38cm" svg:height="1.04cm" svg:x="0.62cm" svg:y="4.8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38cm" svg:height="1.04cm" svg:x="0.62cm" svg:y="4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38cm" svg:height="1.04cm" svg:x="0.62cm" svg:y="3.3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5" draw:layer="layout" svg:width="3.38cm" svg:height="1.04cm" svg:x="0.62cm" svg:y="2.54cm">
          <text:p text:style-name="P4"><text:span text:style-name="T2">memory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38cm" svg:height="1.04cm" svg:x="0.62cm" svg:y="1.7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3.38cm" svg:height="1.04cm" svg:x="0.62cm" svg:y="0.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3.38cm" svg:height="1.04cm" svg:x="0.62cm" svg:y="0.2cm">
          <text:p text:style-name="P1"><text:span text:style-name="T1">4096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7" draw:layer="layout" svg:width="1.56cm" svg:height="1.82cm" svg:x="1.4cm" svg:y="4.36cm">
          <text:p text:style-name="P6"><text:span text:style-name="T3">heap</text:span></text:p>
          <draw:enhanced-geometry svg:viewBox="0 0 21600 21600" draw:text-areas="?f0 ?f7 ?f2 21600" draw:type="up-arrow" draw:modifiers="9112.59640102828 5203.8653782072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1.56cm" svg:height="1.82cm" svg:x="1.4cm" svg:y="0.72cm">
          <text:p text:style-name="P6"><text:span text:style-name="T3">stack</text:span></text:p>
          <draw:enhanced-geometry svg:viewBox="0 0 21600 21600" draw:text-areas="?f0 0 ?f2 ?f5" draw:type="down-arrow" draw:modifiers="12308.4832904884 5512.021994501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4cm" fo:page-height="6.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hias Lackenbucher</meta:initial-creator>
    <meta:creation-date>2007-07-13T15:36:02</meta:creation-date>
    <dc:creator>Matthias Lackenbucher</dc:creator>
    <dc:date>2007-07-13T15:40:17</dc:date>
    <dc:language>de-AT</dc:language>
    <meta:editing-cycles>3</meta:editing-cycles>
    <meta:editing-duration>PT4M1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